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D00000021C20EE2B40.png" manifest:media-type="image/png"/>
  <manifest:file-entry manifest:full-path="Pictures/10000000000004FD00000097703599E1.jpg" manifest:media-type="image/jpeg"/>
  <manifest:file-entry manifest:full-path="Pictures/10000201000005FB000002331A3E4B6F.png" manifest:media-type="image/png"/>
  <manifest:file-entry manifest:full-path="Pictures/1000000000000217000000807F199900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1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bbe0e3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/>
    </style:style>
    <style:style style:name="pr1" style:family="presentation" style:parent-style-name="Title2-title">
      <style:graphic-properties draw:stroke="none" draw:fill="none" draw:fill-color="#ff9900" draw:textarea-horizontal-align="left" draw:textarea-vertical-align="bottom" fo:min-height="2.33cm" draw:shadow-color="#808080"/>
    </style:style>
    <style:style style:name="pr2" style:family="presentation" style:parent-style-name="Title2-subtitle">
      <style:graphic-properties draw:stroke="none" draw:fill="none" draw:fill-color="#ff9900" draw:textarea-horizontal-align="left" draw:textarea-vertical-align="top" fo:min-height="4.869cm" draw:shadow-color="#808080"/>
    </style:style>
    <style:style style:name="pr3" style:family="presentation" style:parent-style-name="Title2-notes">
      <style:graphic-properties draw:stroke="none" draw:fill="none" draw:fill-color="#bbe0e3" draw:textarea-horizontal-align="left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pr4" style:family="presentation" style:parent-style-name="Default-title">
      <style:graphic-properties draw:stroke="none" draw:fill="none" draw:fill-color="#ff9900" draw:textarea-horizontal-align="left" draw:textarea-vertical-align="bottom" fo:min-height="3.176cm" draw:shadow-color="#808080"/>
    </style:style>
    <style:style style:name="pr5" style:family="presentation" style:parent-style-name="Default-outline1">
      <style:graphic-properties draw:stroke="none" draw:fill="none" draw:fill-color="#ff9900" draw:textarea-horizontal-align="left" draw:textarea-vertical-align="top" fo:min-height="12.683cm" draw:shadow-color="#808080"/>
    </style:style>
    <style:style style:name="pr6" style:family="presentation" style:parent-style-name="Default-notes">
      <style:graphic-properties draw:stroke="none" draw:fill="none" draw:fill-color="#bbe0e3" draw:textarea-horizontal-align="left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pr7" style:family="presentation" style:parent-style-name="Default-title">
      <style:graphic-properties fo:min-height="3.175cm"/>
    </style:style>
    <style:style style:name="pr8" style:family="presentation" style:parent-style-name="Default-subtitle">
      <style:graphic-properties draw:fill-color="#ffffff" fo:min-height="12.682cm"/>
    </style:style>
    <style:style style:name="pr9" style:family="presentation" style:parent-style-name="Default-notes">
      <style:graphic-properties draw:fill-color="#ffffff" fo:min-height="11.43cm"/>
    </style:style>
    <style:style style:name="P1" style:family="paragraph">
      <style:text-properties fo:color="#000000" fo:language="en" fo:country="US"/>
    </style:style>
    <style:style style:name="P2" style:family="paragraph">
      <style:paragraph-properties fo:text-align="start"/>
    </style:style>
    <style:style style:name="P3" style:family="paragraph">
      <style:text-properties fo:language="en" fo:country="US"/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fo:text-align="center"/>
    </style:style>
    <style:style style:name="T1" style:family="text">
      <style:text-properties fo:color="#000000" fo:language="en" fo:country="US"/>
    </style:style>
    <style:style style:name="T2" style:family="text">
      <style:text-properties fo:language="en" fo:country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053cm"/>
        <style:text-properties style:font-name="Verdana1" fo:color="#000000" fo:font-size="100%"/>
      </text:list-level-style-bullet>
      <text:list-level-style-bullet text:level="3" text:bullet-char="•">
        <style:list-level-properties text:space-before="2.919cm"/>
        <style:text-properties style:font-name="Verdana1" fo:color="#000000" fo:font-size="100%"/>
      </text:list-level-style-bullet>
      <text:list-level-style-bullet text:level="4" text:bullet-char="–">
        <style:list-level-properties text:space-before="4.083cm"/>
        <style:text-properties style:font-name="Verdana1" fo:color="#000000" fo:font-size="100%"/>
      </text:list-level-style-bullet>
      <text:list-level-style-bullet text:level="5" text:bullet-char="»">
        <style:list-level-properties text:space-before="5.247cm"/>
        <style:text-properties style:font-name="Verdana1" fo:color="#000000" fo:font-size="100%"/>
      </text:list-level-style-bullet>
      <text:list-level-style-bullet text:level="6" text:bullet-char="»">
        <style:list-level-properties text:space-before="5.247cm"/>
        <style:text-properties style:font-name="Verdana1" fo:color="#000000" fo:font-size="100%"/>
      </text:list-level-style-bullet>
      <text:list-level-style-bullet text:level="7" text:bullet-char="»">
        <style:list-level-properties text:space-before="5.247cm"/>
        <style:text-properties style:font-name="Verdana1" fo:color="#000000" fo:font-size="100%"/>
      </text:list-level-style-bullet>
      <text:list-level-style-bullet text:level="8" text:bullet-char="»">
        <style:list-level-properties text:space-before="5.247cm"/>
        <style:text-properties style:font-name="Verdana1" fo:color="#000000" fo:font-size="100%"/>
      </text:list-level-style-bullet>
      <text:list-level-style-bullet text:level="9" text:bullet-char="»">
        <style:list-level-properties text:space-before="5.247cm"/>
        <style:text-properties style:font-name="Verdana1" fo:color="#000000" fo:font-size="100%"/>
      </text:list-level-style-bullet>
      <text:list-level-style-bullet text:level="10" text:bullet-char="»">
        <style:list-level-properties text:space-before="5.247cm"/>
        <style:text-properties style:font-name="Verdana1" fo:color="#000000" fo:font-size="100%"/>
      </text:list-level-style-bullet>
    </text:list-style>
    <text:list-style style:name="L3">
      <text:list-level-style-bullet text:level="1" text:bullet-char="•">
        <style:list-level-properties text:min-label-width="0.524cm"/>
        <style:text-properties style:font-name="Verdana1" fo:color="#000000" fo:font-size="100%"/>
      </text:list-level-style-bullet>
      <text:list-level-style-bullet text:level="2" text:bullet-char="–">
        <style:list-level-properties text:space-before="1.053cm" text:min-label-width="0.543cm"/>
        <style:text-properties style:font-name="Verdana1" fo:color="#000000" fo:font-size="100%"/>
      </text:list-level-style-bullet>
      <text:list-level-style-bullet text:level="3" text:bullet-char="•">
        <style:list-level-properties text:space-before="2.919cm" text:min-label-width="0.635cm"/>
        <style:text-properties style:font-name="Verdana1" fo:color="#000000" fo:font-size="100%"/>
      </text:list-level-style-bullet>
      <text:list-level-style-bullet text:level="4" text:bullet-char="–">
        <style:list-level-properties text:space-before="4.083cm" text:min-label-width="0.635cm"/>
        <style:text-properties style:font-name="Verdana1" fo:color="#000000" fo:font-size="100%"/>
      </text:list-level-style-bullet>
      <text:list-level-style-bullet text:level="5" text:bullet-char="»">
        <style:list-level-properties text:space-before="5.247cm" text:min-label-width="0.635cm"/>
        <style:text-properties style:font-name="Verdana1" fo:color="#000000" fo:font-size="100%"/>
      </text:list-level-style-bullet>
      <text:list-level-style-bullet text:level="6" text:bullet-char="»">
        <style:list-level-properties text:space-before="5.247cm" text:min-label-width="0.635cm"/>
        <style:text-properties style:font-name="Verdana1" fo:color="#000000" fo:font-size="100%"/>
      </text:list-level-style-bullet>
      <text:list-level-style-bullet text:level="7" text:bullet-char="»">
        <style:list-level-properties text:space-before="5.247cm" text:min-label-width="0.635cm"/>
        <style:text-properties style:font-name="Verdana1" fo:color="#000000" fo:font-size="100%"/>
      </text:list-level-style-bullet>
      <text:list-level-style-bullet text:level="8" text:bullet-char="»">
        <style:list-level-properties text:space-before="5.247cm" text:min-label-width="0.635cm"/>
        <style:text-properties style:font-name="Verdana1" fo:color="#000000" fo:font-size="100%"/>
      </text:list-level-style-bullet>
      <text:list-level-style-bullet text:level="9" text:bullet-char="»">
        <style:list-level-properties text:space-before="5.247cm" text:min-label-width="0.635cm"/>
        <style:text-properties style:font-name="Verdana1" fo:color="#000000" fo:font-size="100%"/>
      </text:list-level-style-bullet>
      <text:list-level-style-bullet text:level="10" text:bullet-char="»">
        <style:list-level-properties text:space-before="5.247cm" text:min-label-width="0.635cm"/>
        <style:text-properties style:font-name="Verdana1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owerPoint Presentation" draw:style-name="dp1" draw:master-page-name="Title2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17.785cm" svg:height="2.33cm" svg:x="1.692cm" svg:y="3.596cm" presentation:class="title" presentation:user-transformed="true">
          <draw:text-box>
            <text:p><text:span text:style-name="T1">Applied Cryptography - 02232</text:span></text:p>
          </draw:text-box>
        </draw:frame>
        <draw:frame presentation:style-name="pr2" draw:text-style-name="P3" draw:layer="layout" svg:width="17.78cm" svg:height="4.869cm" svg:x="1.693cm" svg:y="6.35cm" presentation:class="subtitle">
          <draw:text-box>
            <text:p><text:span text:style-name="T2">Device pairing overview</text:span></text:p>
            <text:p text:style-name="P2"><text:span text:style-name="T2">Group 8</text:span></text:p>
          </draw:text-box>
        </draw:frame>
        <presentation:notes draw:style-name="dp2" presentation:use-date-time-name="dtd1">
          <draw:custom-shape draw:name="Rectangle 7" draw:style-name="gr1" draw:text-style-name="P4" draw:layer="layout" svg:width="8.255cm" svg:height="1.27cm" svg:x="10.795cm" svg:y="24.13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5cm" svg:x="3.175cm" svg:y="1.905cm" draw:page-number="1" presentation:class="page"/>
          <draw:frame presentation:style-name="pr3" draw:text-style-name="P4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frame presentation:style-name="pr4" draw:text-style-name="P3" draw:layer="layout" svg:width="21.59cm" svg:height="3.176cm" svg:x="1.693cm" svg:y="0.845cm" presentation:class="title" presentation:user-transformed="true">
          <draw:text-box>
            <text:p><text:span text:style-name="T2">Scope of the project</text:span></text:p>
          </draw:text-box>
        </draw:frame>
        <draw:frame presentation:style-name="pr5" draw:text-style-name="P3" draw:layer="layout" svg:width="21.59cm" svg:height="12.682cm" svg:x="1.693cm" svg:y="4.445cm" presentation:class="outline">
          <draw:text-box>
            <text:list text:style-name="L3">
              <text:list-item>
                <text:p><text:span text:style-name="T2">Analysis of existing device pairing mechanisms using audio.</text:span></text:p>
                <text:p><text:span text:style-name="T2"/></text:p>
                <text:list>
                  <text:list-item>
                    <text:p><text:span text:style-name="T2">Possibilities audio fingerprinting</text:span></text:p>
                  </text:list-item>
                </text:list>
                <text:p><text:span text:style-name="T2"/></text:p>
                <text:list>
                  <text:list-item text:start-value="1">
                    <text:p><text:span text:style-name="T2">Bluetooth technology in device pairing and vulnerabilities</text:span></text:p>
                  </text:list-item>
                </text:list>
              </text:list-item>
            </text:list>
          </draw:text-box>
        </draw:frame>
        <draw:custom-shape draw:style-name="gr3" draw:text-style-name="P5" draw:layer="layout" svg:width="6.096cm" svg:height="0.762cm" svg:x="17.78cm" svg:y="17.78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custom-shape draw:name="Rectangle 7" draw:style-name="gr1" draw:text-style-name="P4" draw:layer="layout" svg:width="8.255cm" svg:height="1.27cm" svg:x="10.795cm" svg:y="24.13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5cm" svg:x="3.175cm" svg:y="1.905cm" draw:page-number="2" presentation:class="page"/>
          <draw:frame presentation:style-name="pr6" draw:text-style-name="P4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3" draw:style-name="dp1" draw:master-page-name="Default" presentation:presentation-page-layout-name="AL1T0" presentation:use-date-time-name="dtd1">
        <office:forms form:automatic-focus="false" form:apply-design-mode="false"/>
        <draw:frame presentation:style-name="pr7" draw:layer="layout" svg:width="21.59cm" svg:height="3.175cm" svg:x="1.693cm" svg:y="0.846cm" presentation:class="title" presentation:user-transformed="true">
          <draw:text-box>
            <text:p>Literature</text:p>
          </draw:text-box>
        </draw:frame>
        <draw:frame presentation:style-name="pr8" draw:text-style-name="P2" draw:layer="layout" svg:width="21.59cm" svg:height="12.791cm" svg:x="1.693cm" svg:y="4.391cm" presentation:class="subtitle" presentation:user-transformed="true">
          <draw:text-box>
            <text:p text:style-name="P2">Systems</text:p>
            <text:p text:style-name="P2"><text:s/>- SONDI (2015) </text:p>
            <text:p text:style-name="P2"><text:s/>- UbiSOUND (2009)</text:p>
            <text:p text:style-name="P2"><text:s/>- HAPADEP (2005)</text:p>
            <text:p text:style-name="P2"/>
            <text:p text:style-name="P2">Fingerprinting</text:p>
            <text:p text:style-name="P2"><text:s/>- Acoustic Eavesdropping Attacks on Constrained Wireless Device Pairing (2013)</text:p>
            <text:p text:style-name="P2"><text:s/>- A Highly Robust Audio Fingerprinting System (2002)</text:p>
            <text:p text:style-name="P2"/>
            <text:p text:style-name="P2">Bluetooth</text:p>
            <text:p text:style-name="P2"><text:s/>- Analysis of Bluetooth Threats and v4.0 Security (2012) </text:p>
            <text:p text:style-name="P2"><text:s/>- Man-In-The-Middle Attacks on Bluetooth (2008) </text:p>
            <text:p text:style-name="P2"/>
            <text:p text:style-name="P2"/>
            <text:p text:style-name="P2"/>
          </draw:text-box>
        </draw:frame>
        <draw:custom-shape draw:style-name="gr3" draw:text-style-name="P5" draw:layer="layout" svg:width="6.096cm" svg:height="0.762cm" svg:x="17.526cm" svg:y="17.78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2" draw:layer="layout" svg:width="12.7cm" svg:height="9.525cm" svg:x="3.175cm" svg:y="1.904cm" draw:page-number="3" presentation:class="page"/>
          <draw:frame presentation:style-name="pr9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ＭＳ Ｐゴシック1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bullet text:level="1" text:bullet-char="•">
            <style:list-level-properties text:min-label-width="0.524cm"/>
            <style:text-properties style:font-name="Verdana1" fo:color="#000000" fo:font-size="100%"/>
          </text:list-level-style-bullet>
          <text:list-level-style-bullet text:level="2" text:bullet-char="–">
            <style:list-level-properties text:space-before="1.053cm" text:min-label-width="0.543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919cm" text:min-label-width="0.635cm"/>
            <style:text-properties style:font-name="Verdana1" fo:color="#000000" fo:font-size="100%"/>
          </text:list-level-style-bullet>
          <text:list-level-style-bullet text:level="4" text:bullet-char="–">
            <style:list-level-properties text:space-before="4.083cm" text:min-label-width="0.635cm"/>
            <style:text-properties style:font-name="Verdana1" fo:color="#000000" fo:font-size="100%"/>
          </text:list-level-style-bullet>
          <text:list-level-style-bullet text:level="5" text:bullet-char="»">
            <style:list-level-properties text:space-before="5.247cm" text:min-label-width="0.635cm"/>
            <style:text-properties style:font-name="Verdana1" fo:color="#000000" fo:font-size="100%"/>
          </text:list-level-style-bullet>
          <text:list-level-style-bullet text:level="6" text:bullet-char="»">
            <style:list-level-properties text:space-before="5.247cm" text:min-label-width="0.635cm"/>
            <style:text-properties style:font-name="Verdana1" fo:color="#000000" fo:font-size="100%"/>
          </text:list-level-style-bullet>
          <text:list-level-style-bullet text:level="7" text:bullet-char="»">
            <style:list-level-properties text:space-before="5.247cm" text:min-label-width="0.635cm"/>
            <style:text-properties style:font-name="Verdana1" fo:color="#000000" fo:font-size="100%"/>
          </text:list-level-style-bullet>
          <text:list-level-style-bullet text:level="8" text:bullet-char="»">
            <style:list-level-properties text:space-before="5.247cm" text:min-label-width="0.635cm"/>
            <style:text-properties style:font-name="Verdana1" fo:color="#000000" fo:font-size="100%"/>
          </text:list-level-style-bullet>
          <text:list-level-style-bullet text:level="9" text:bullet-char="»">
            <style:list-level-properties text:space-before="5.247cm" text:min-label-width="0.635cm"/>
            <style:text-properties style:font-name="Verdana1" fo:color="#000000" fo:font-size="100%"/>
          </text:list-level-style-bullet>
          <text:list-level-style-bullet text:level="10" text:bullet-char="»">
            <style:list-level-properties text:space-before="5.247cm" text:min-label-width="0.635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15cm"/>
          <style:tab-stop style:position="4.555cm"/>
          <style:tab-stop style:position="7.095cm"/>
          <style:tab-stop style:position="9.635cm"/>
          <style:tab-stop style:position="12.175cm"/>
          <style:tab-stop style:position="14.715cm"/>
          <style:tab-stop style:position="17.255cm"/>
          <style:tab-stop style:position="19.795cm"/>
          <style:tab-stop style:position="22.335cm"/>
          <style:tab-stop style:position="24.875cm"/>
          <style:tab-stop style:position="27.415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943cm"/>
          <style:tab-stop style:position="3.483cm"/>
          <style:tab-stop style:position="6.023cm"/>
          <style:tab-stop style:position="8.563cm"/>
          <style:tab-stop style:position="11.103cm"/>
          <style:tab-stop style:position="13.643cm"/>
          <style:tab-stop style:position="16.183cm"/>
          <style:tab-stop style:position="18.723cm"/>
          <style:tab-stop style:position="21.263cm"/>
          <style:tab-stop style:position="23.803cm"/>
          <style:tab-stop style:position="26.343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61cm"/>
          <style:tab-stop style:position="2.901cm"/>
          <style:tab-stop style:position="5.441cm"/>
          <style:tab-stop style:position="7.981cm"/>
          <style:tab-stop style:position="10.521cm"/>
          <style:tab-stop style:position="13.061cm"/>
          <style:tab-stop style:position="15.601cm"/>
          <style:tab-stop style:position="18.141cm"/>
          <style:tab-stop style:position="20.681cm"/>
          <style:tab-stop style:position="23.22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053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919cm"/>
            <style:text-properties style:font-name="Verdana1" fo:color="#000000" fo:font-size="100%"/>
          </text:list-level-style-bullet>
          <text:list-level-style-bullet text:level="4" text:bullet-char="–">
            <style:list-level-properties text:space-before="4.083cm"/>
            <style:text-properties style:font-name="Verdana1" fo:color="#000000" fo:font-size="100%"/>
          </text:list-level-style-bullet>
          <text:list-level-style-bullet text:level="5" text:bullet-char="»">
            <style:list-level-properties text:space-before="5.247cm"/>
            <style:text-properties style:font-name="Verdana1" fo:color="#000000" fo:font-size="100%"/>
          </text:list-level-style-bullet>
          <text:list-level-style-bullet text:level="6" text:bullet-char="»">
            <style:list-level-properties text:space-before="5.247cm"/>
            <style:text-properties style:font-name="Verdana1" fo:color="#000000" fo:font-size="100%"/>
          </text:list-level-style-bullet>
          <text:list-level-style-bullet text:level="7" text:bullet-char="»">
            <style:list-level-properties text:space-before="5.247cm"/>
            <style:text-properties style:font-name="Verdana1" fo:color="#000000" fo:font-size="100%"/>
          </text:list-level-style-bullet>
          <text:list-level-style-bullet text:level="8" text:bullet-char="»">
            <style:list-level-properties text:space-before="5.247cm"/>
            <style:text-properties style:font-name="Verdana1" fo:color="#000000" fo:font-size="100%"/>
          </text:list-level-style-bullet>
          <text:list-level-style-bullet text:level="9" text:bullet-char="»">
            <style:list-level-properties text:space-before="5.247cm"/>
            <style:text-properties style:font-name="Verdana1" fo:color="#000000" fo:font-size="100%"/>
          </text:list-level-style-bullet>
          <text:list-level-style-bullet text:level="10" text:bullet-char="»">
            <style:list-level-properties text:space-before="5.247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bottom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bold" style:font-name-asian="ＭＳ Ｐゴシック1" style:font-family-asian="'ＭＳ Ｐゴシック'" style:font-pitch-asian="variable" style:font-size-asian="24pt" style:font-style-asian="normal" style:font-weight-asian="bold" style:font-name-complex="ＭＳ Ｐゴシック1" style:font-family-complex="'ＭＳ Ｐゴシック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cm" fo:padding-left="0cm" fo:padding-right="0cm">
        <text:list-style style:name="Title1-outline1">
          <text:list-level-style-bullet text:level="1" text:bullet-char="•">
            <style:list-level-properties text:min-label-width="0.524cm"/>
            <style:text-properties style:font-name="Verdana1" fo:color="#000000" fo:font-size="100%"/>
          </text:list-level-style-bullet>
          <text:list-level-style-bullet text:level="2" text:bullet-char="–">
            <style:list-level-properties text:space-before="1.053cm" text:min-label-width="0.543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919cm" text:min-label-width="0.635cm"/>
            <style:text-properties style:font-name="Verdana1" fo:color="#000000" fo:font-size="100%"/>
          </text:list-level-style-bullet>
          <text:list-level-style-bullet text:level="4" text:bullet-char="–">
            <style:list-level-properties text:space-before="4.083cm" text:min-label-width="0.635cm"/>
            <style:text-properties style:font-name="Verdana1" fo:color="#000000" fo:font-size="100%"/>
          </text:list-level-style-bullet>
          <text:list-level-style-bullet text:level="5" text:bullet-char="»">
            <style:list-level-properties text:space-before="5.247cm" text:min-label-width="0.635cm"/>
            <style:text-properties style:font-name="Verdana1" fo:color="#000000" fo:font-size="100%"/>
          </text:list-level-style-bullet>
          <text:list-level-style-bullet text:level="6" text:bullet-char="»">
            <style:list-level-properties text:space-before="5.247cm" text:min-label-width="0.635cm"/>
            <style:text-properties style:font-name="Verdana1" fo:color="#000000" fo:font-size="100%"/>
          </text:list-level-style-bullet>
          <text:list-level-style-bullet text:level="7" text:bullet-char="»">
            <style:list-level-properties text:space-before="5.247cm" text:min-label-width="0.635cm"/>
            <style:text-properties style:font-name="Verdana1" fo:color="#000000" fo:font-size="100%"/>
          </text:list-level-style-bullet>
          <text:list-level-style-bullet text:level="8" text:bullet-char="»">
            <style:list-level-properties text:space-before="5.247cm" text:min-label-width="0.635cm"/>
            <style:text-properties style:font-name="Verdana1" fo:color="#000000" fo:font-size="100%"/>
          </text:list-level-style-bullet>
          <text:list-level-style-bullet text:level="9" text:bullet-char="»">
            <style:list-level-properties text:space-before="5.247cm" text:min-label-width="0.635cm"/>
            <style:text-properties style:font-name="Verdana1" fo:color="#000000" fo:font-size="100%"/>
          </text:list-level-style-bullet>
          <text:list-level-style-bullet text:level="10" text:bullet-char="»">
            <style:list-level-properties text:space-before="5.247cm" text:min-label-width="0.635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15cm"/>
          <style:tab-stop style:position="4.555cm"/>
          <style:tab-stop style:position="7.095cm"/>
          <style:tab-stop style:position="9.635cm"/>
          <style:tab-stop style:position="12.175cm"/>
          <style:tab-stop style:position="14.715cm"/>
          <style:tab-stop style:position="17.255cm"/>
          <style:tab-stop style:position="19.795cm"/>
          <style:tab-stop style:position="22.335cm"/>
          <style:tab-stop style:position="24.875cm"/>
          <style:tab-stop style:position="27.415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943cm"/>
          <style:tab-stop style:position="3.483cm"/>
          <style:tab-stop style:position="6.023cm"/>
          <style:tab-stop style:position="8.563cm"/>
          <style:tab-stop style:position="11.103cm"/>
          <style:tab-stop style:position="13.643cm"/>
          <style:tab-stop style:position="16.183cm"/>
          <style:tab-stop style:position="18.723cm"/>
          <style:tab-stop style:position="21.263cm"/>
          <style:tab-stop style:position="23.803cm"/>
          <style:tab-stop style:position="26.343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61cm"/>
          <style:tab-stop style:position="2.901cm"/>
          <style:tab-stop style:position="5.441cm"/>
          <style:tab-stop style:position="7.981cm"/>
          <style:tab-stop style:position="10.521cm"/>
          <style:tab-stop style:position="13.061cm"/>
          <style:tab-stop style:position="15.601cm"/>
          <style:tab-stop style:position="18.141cm"/>
          <style:tab-stop style:position="20.681cm"/>
          <style:tab-stop style:position="23.22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053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919cm"/>
            <style:text-properties style:font-name="Verdana1" fo:color="#000000" fo:font-size="100%"/>
          </text:list-level-style-bullet>
          <text:list-level-style-bullet text:level="4" text:bullet-char="–">
            <style:list-level-properties text:space-before="4.083cm"/>
            <style:text-properties style:font-name="Verdana1" fo:color="#000000" fo:font-size="100%"/>
          </text:list-level-style-bullet>
          <text:list-level-style-bullet text:level="5" text:bullet-char="»">
            <style:list-level-properties text:space-before="5.247cm"/>
            <style:text-properties style:font-name="Verdana1" fo:color="#000000" fo:font-size="100%"/>
          </text:list-level-style-bullet>
          <text:list-level-style-bullet text:level="6" text:bullet-char="»">
            <style:list-level-properties text:space-before="5.247cm"/>
            <style:text-properties style:font-name="Verdana1" fo:color="#000000" fo:font-size="100%"/>
          </text:list-level-style-bullet>
          <text:list-level-style-bullet text:level="7" text:bullet-char="»">
            <style:list-level-properties text:space-before="5.247cm"/>
            <style:text-properties style:font-name="Verdana1" fo:color="#000000" fo:font-size="100%"/>
          </text:list-level-style-bullet>
          <text:list-level-style-bullet text:level="8" text:bullet-char="»">
            <style:list-level-properties text:space-before="5.247cm"/>
            <style:text-properties style:font-name="Verdana1" fo:color="#000000" fo:font-size="100%"/>
          </text:list-level-style-bullet>
          <text:list-level-style-bullet text:level="9" text:bullet-char="»">
            <style:list-level-properties text:space-before="5.247cm"/>
            <style:text-properties style:font-name="Verdana1" fo:color="#000000" fo:font-size="100%"/>
          </text:list-level-style-bullet>
          <text:list-level-style-bullet text:level="10" text:bullet-char="»">
            <style:list-level-properties text:space-before="5.247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bottom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bold" style:letter-kerning="true" style:font-name-asian="ＭＳ Ｐゴシック1" style:font-family-asian="'ＭＳ Ｐゴシック'" style:font-pitch-asian="variable" style:font-size-asian="24pt" style:font-style-asian="normal" style:font-weight-asian="bold" style:font-name-complex="ＭＳ Ｐゴシック1" style:font-family-complex="'ＭＳ Ｐゴシック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cm" fo:padding-left="0cm" fo:padding-right="0cm">
        <text:list-style style:name="Title2-outline1">
          <text:list-level-style-bullet text:level="1" text:bullet-char="•">
            <style:list-level-properties text:min-label-width="0.524cm"/>
            <style:text-properties style:font-name="Verdana1" fo:color="#000000" fo:font-size="100%"/>
          </text:list-level-style-bullet>
          <text:list-level-style-bullet text:level="2" text:bullet-char="–">
            <style:list-level-properties text:space-before="1.053cm" text:min-label-width="0.543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919cm" text:min-label-width="0.635cm"/>
            <style:text-properties style:font-name="Verdana1" fo:color="#000000" fo:font-size="100%"/>
          </text:list-level-style-bullet>
          <text:list-level-style-bullet text:level="4" text:bullet-char="–">
            <style:list-level-properties text:space-before="4.083cm" text:min-label-width="0.635cm"/>
            <style:text-properties style:font-name="Verdana1" fo:color="#000000" fo:font-size="100%"/>
          </text:list-level-style-bullet>
          <text:list-level-style-bullet text:level="5" text:bullet-char="»">
            <style:list-level-properties text:space-before="5.247cm" text:min-label-width="0.635cm"/>
            <style:text-properties style:font-name="Verdana1" fo:color="#000000" fo:font-size="100%"/>
          </text:list-level-style-bullet>
          <text:list-level-style-bullet text:level="6" text:bullet-char="»">
            <style:list-level-properties text:space-before="5.247cm" text:min-label-width="0.635cm"/>
            <style:text-properties style:font-name="Verdana1" fo:color="#000000" fo:font-size="100%"/>
          </text:list-level-style-bullet>
          <text:list-level-style-bullet text:level="7" text:bullet-char="»">
            <style:list-level-properties text:space-before="5.247cm" text:min-label-width="0.635cm"/>
            <style:text-properties style:font-name="Verdana1" fo:color="#000000" fo:font-size="100%"/>
          </text:list-level-style-bullet>
          <text:list-level-style-bullet text:level="8" text:bullet-char="»">
            <style:list-level-properties text:space-before="5.247cm" text:min-label-width="0.635cm"/>
            <style:text-properties style:font-name="Verdana1" fo:color="#000000" fo:font-size="100%"/>
          </text:list-level-style-bullet>
          <text:list-level-style-bullet text:level="9" text:bullet-char="»">
            <style:list-level-properties text:space-before="5.247cm" text:min-label-width="0.635cm"/>
            <style:text-properties style:font-name="Verdana1" fo:color="#000000" fo:font-size="100%"/>
          </text:list-level-style-bullet>
          <text:list-level-style-bullet text:level="10" text:bullet-char="»">
            <style:list-level-properties text:space-before="5.247cm" text:min-label-width="0.635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15cm"/>
          <style:tab-stop style:position="4.555cm"/>
          <style:tab-stop style:position="7.095cm"/>
          <style:tab-stop style:position="9.635cm"/>
          <style:tab-stop style:position="12.175cm"/>
          <style:tab-stop style:position="14.715cm"/>
          <style:tab-stop style:position="17.255cm"/>
          <style:tab-stop style:position="19.795cm"/>
          <style:tab-stop style:position="22.335cm"/>
          <style:tab-stop style:position="24.875cm"/>
          <style:tab-stop style:position="27.415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943cm"/>
          <style:tab-stop style:position="3.483cm"/>
          <style:tab-stop style:position="6.023cm"/>
          <style:tab-stop style:position="8.563cm"/>
          <style:tab-stop style:position="11.103cm"/>
          <style:tab-stop style:position="13.643cm"/>
          <style:tab-stop style:position="16.183cm"/>
          <style:tab-stop style:position="18.723cm"/>
          <style:tab-stop style:position="21.263cm"/>
          <style:tab-stop style:position="23.803cm"/>
          <style:tab-stop style:position="26.343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61cm"/>
          <style:tab-stop style:position="2.901cm"/>
          <style:tab-stop style:position="5.441cm"/>
          <style:tab-stop style:position="7.981cm"/>
          <style:tab-stop style:position="10.521cm"/>
          <style:tab-stop style:position="13.061cm"/>
          <style:tab-stop style:position="15.601cm"/>
          <style:tab-stop style:position="18.141cm"/>
          <style:tab-stop style:position="20.681cm"/>
          <style:tab-stop style:position="23.22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053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919cm"/>
            <style:text-properties style:font-name="Verdana1" fo:color="#000000" fo:font-size="100%"/>
          </text:list-level-style-bullet>
          <text:list-level-style-bullet text:level="4" text:bullet-char="–">
            <style:list-level-properties text:space-before="4.083cm"/>
            <style:text-properties style:font-name="Verdana1" fo:color="#000000" fo:font-size="100%"/>
          </text:list-level-style-bullet>
          <text:list-level-style-bullet text:level="5" text:bullet-char="»">
            <style:list-level-properties text:space-before="5.247cm"/>
            <style:text-properties style:font-name="Verdana1" fo:color="#000000" fo:font-size="100%"/>
          </text:list-level-style-bullet>
          <text:list-level-style-bullet text:level="6" text:bullet-char="»">
            <style:list-level-properties text:space-before="5.247cm"/>
            <style:text-properties style:font-name="Verdana1" fo:color="#000000" fo:font-size="100%"/>
          </text:list-level-style-bullet>
          <text:list-level-style-bullet text:level="7" text:bullet-char="»">
            <style:list-level-properties text:space-before="5.247cm"/>
            <style:text-properties style:font-name="Verdana1" fo:color="#000000" fo:font-size="100%"/>
          </text:list-level-style-bullet>
          <text:list-level-style-bullet text:level="8" text:bullet-char="»">
            <style:list-level-properties text:space-before="5.247cm"/>
            <style:text-properties style:font-name="Verdana1" fo:color="#000000" fo:font-size="100%"/>
          </text:list-level-style-bullet>
          <text:list-level-style-bullet text:level="9" text:bullet-char="»">
            <style:list-level-properties text:space-before="5.247cm"/>
            <style:text-properties style:font-name="Verdana1" fo:color="#000000" fo:font-size="100%"/>
          </text:list-level-style-bullet>
          <text:list-level-style-bullet text:level="10" text:bullet-char="»">
            <style:list-level-properties text:space-before="5.247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left" draw:textarea-vertical-align="bottom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bold" style:letter-kerning="true" style:font-name-asian="ＭＳ Ｐゴシック1" style:font-family-asian="'ＭＳ Ｐゴシック'" style:font-pitch-asian="variable" style:font-size-asian="24pt" style:font-style-asian="normal" style:font-weight-asian="bold" style:font-name-complex="ＭＳ Ｐゴシック1" style:font-family-complex="'ＭＳ Ｐゴシック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cm" fo:padding-left="0cm" fo:padding-right="0cm">
        <text:list-style style:name="Title3-outline1">
          <text:list-level-style-bullet text:level="1" text:bullet-char="•">
            <style:list-level-properties text:min-label-width="0.524cm"/>
            <style:text-properties style:font-name="Verdana1" fo:color="#000000" fo:font-size="100%"/>
          </text:list-level-style-bullet>
          <text:list-level-style-bullet text:level="2" text:bullet-char="–">
            <style:list-level-properties text:space-before="1.053cm" text:min-label-width="0.543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919cm" text:min-label-width="0.635cm"/>
            <style:text-properties style:font-name="Verdana1" fo:color="#000000" fo:font-size="100%"/>
          </text:list-level-style-bullet>
          <text:list-level-style-bullet text:level="4" text:bullet-char="–">
            <style:list-level-properties text:space-before="4.083cm" text:min-label-width="0.635cm"/>
            <style:text-properties style:font-name="Verdana1" fo:color="#000000" fo:font-size="100%"/>
          </text:list-level-style-bullet>
          <text:list-level-style-bullet text:level="5" text:bullet-char="»">
            <style:list-level-properties text:space-before="5.247cm" text:min-label-width="0.635cm"/>
            <style:text-properties style:font-name="Verdana1" fo:color="#000000" fo:font-size="100%"/>
          </text:list-level-style-bullet>
          <text:list-level-style-bullet text:level="6" text:bullet-char="»">
            <style:list-level-properties text:space-before="5.247cm" text:min-label-width="0.635cm"/>
            <style:text-properties style:font-name="Verdana1" fo:color="#000000" fo:font-size="100%"/>
          </text:list-level-style-bullet>
          <text:list-level-style-bullet text:level="7" text:bullet-char="»">
            <style:list-level-properties text:space-before="5.247cm" text:min-label-width="0.635cm"/>
            <style:text-properties style:font-name="Verdana1" fo:color="#000000" fo:font-size="100%"/>
          </text:list-level-style-bullet>
          <text:list-level-style-bullet text:level="8" text:bullet-char="»">
            <style:list-level-properties text:space-before="5.247cm" text:min-label-width="0.635cm"/>
            <style:text-properties style:font-name="Verdana1" fo:color="#000000" fo:font-size="100%"/>
          </text:list-level-style-bullet>
          <text:list-level-style-bullet text:level="9" text:bullet-char="»">
            <style:list-level-properties text:space-before="5.247cm" text:min-label-width="0.635cm"/>
            <style:text-properties style:font-name="Verdana1" fo:color="#000000" fo:font-size="100%"/>
          </text:list-level-style-bullet>
          <text:list-level-style-bullet text:level="10" text:bullet-char="»">
            <style:list-level-properties text:space-before="5.247cm" text:min-label-width="0.635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15cm"/>
          <style:tab-stop style:position="4.555cm"/>
          <style:tab-stop style:position="7.095cm"/>
          <style:tab-stop style:position="9.635cm"/>
          <style:tab-stop style:position="12.175cm"/>
          <style:tab-stop style:position="14.715cm"/>
          <style:tab-stop style:position="17.255cm"/>
          <style:tab-stop style:position="19.795cm"/>
          <style:tab-stop style:position="22.335cm"/>
          <style:tab-stop style:position="24.875cm"/>
          <style:tab-stop style:position="27.415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943cm"/>
          <style:tab-stop style:position="3.483cm"/>
          <style:tab-stop style:position="6.023cm"/>
          <style:tab-stop style:position="8.563cm"/>
          <style:tab-stop style:position="11.103cm"/>
          <style:tab-stop style:position="13.643cm"/>
          <style:tab-stop style:position="16.183cm"/>
          <style:tab-stop style:position="18.723cm"/>
          <style:tab-stop style:position="21.263cm"/>
          <style:tab-stop style:position="23.803cm"/>
          <style:tab-stop style:position="26.343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61cm"/>
          <style:tab-stop style:position="2.901cm"/>
          <style:tab-stop style:position="5.441cm"/>
          <style:tab-stop style:position="7.981cm"/>
          <style:tab-stop style:position="10.521cm"/>
          <style:tab-stop style:position="13.061cm"/>
          <style:tab-stop style:position="15.601cm"/>
          <style:tab-stop style:position="18.141cm"/>
          <style:tab-stop style:position="20.681cm"/>
          <style:tab-stop style:position="23.22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053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919cm"/>
            <style:text-properties style:font-name="Verdana1" fo:color="#000000" fo:font-size="100%"/>
          </text:list-level-style-bullet>
          <text:list-level-style-bullet text:level="4" text:bullet-char="–">
            <style:list-level-properties text:space-before="4.083cm"/>
            <style:text-properties style:font-name="Verdana1" fo:color="#000000" fo:font-size="100%"/>
          </text:list-level-style-bullet>
          <text:list-level-style-bullet text:level="5" text:bullet-char="»">
            <style:list-level-properties text:space-before="5.247cm"/>
            <style:text-properties style:font-name="Verdana1" fo:color="#000000" fo:font-size="100%"/>
          </text:list-level-style-bullet>
          <text:list-level-style-bullet text:level="6" text:bullet-char="»">
            <style:list-level-properties text:space-before="5.247cm"/>
            <style:text-properties style:font-name="Verdana1" fo:color="#000000" fo:font-size="100%"/>
          </text:list-level-style-bullet>
          <text:list-level-style-bullet text:level="7" text:bullet-char="»">
            <style:list-level-properties text:space-before="5.247cm"/>
            <style:text-properties style:font-name="Verdana1" fo:color="#000000" fo:font-size="100%"/>
          </text:list-level-style-bullet>
          <text:list-level-style-bullet text:level="8" text:bullet-char="»">
            <style:list-level-properties text:space-before="5.247cm"/>
            <style:text-properties style:font-name="Verdana1" fo:color="#000000" fo:font-size="100%"/>
          </text:list-level-style-bullet>
          <text:list-level-style-bullet text:level="9" text:bullet-char="»">
            <style:list-level-properties text:space-before="5.247cm"/>
            <style:text-properties style:font-name="Verdana1" fo:color="#000000" fo:font-size="100%"/>
          </text:list-level-style-bullet>
          <text:list-level-style-bullet text:level="10" text:bullet-char="»">
            <style:list-level-properties text:space-before="5.247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left" draw:textarea-vertical-align="bottom" fo:padding-top="0cm" fo:padding-bottom="0cm" fo:padding-left="0cm" fo:padding-right="0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bold" style:letter-kerning="true" style:font-name-asian="ＭＳ Ｐゴシック1" style:font-family-asian="'ＭＳ Ｐゴシック'" style:font-pitch-asian="variable" style:font-size-asian="24pt" style:font-style-asian="normal" style:font-weight-asian="bold" style:font-name-complex="ＭＳ Ｐゴシック1" style:font-family-complex="'ＭＳ Ｐゴシック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4.846cm)" draw:image-opacity="100%" style:mirror="none"/>
    </style:style>
    <style:style style:name="Mgr7" style:family="graphic" style:parent-style-name="standard">
      <style:graphic-properties draw:stroke="none" draw:fill="none" draw:fill-color="#ff9900" draw:textarea-horizontal-align="right" draw:textarea-vertical-align="top" draw:auto-grow-height="false" fo:padding-top="0cm" fo:padding-bottom="0cm" fo:padding-left="0cm" fo:padding-right="0cm" fo:wrap-option="wrap" draw:shadow-color="#808080"/>
    </style:style>
    <style:style style:name="Mgr8" style:family="graphic" style:parent-style-name="standard">
      <style:graphic-properties draw:stroke="none" draw:fill="none" draw:fill-color="#ff9900" draw:textarea-horizontal-align="left" draw:textarea-vertical-align="top" draw:auto-grow-height="false" fo:padding-top="0cm" fo:padding-bottom="0cm" fo:padding-left="0cm" fo:padding-right="0cm" fo:wrap-option="wrap" draw:shadow-color="#808080"/>
    </style:style>
    <style:style style:name="M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4.594cm, 0cm, 0cm)" draw:image-opacity="100%" style:mirror="none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1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8.325cm, 0cm, 0cm, 18.699cm)" draw:image-opacity="100%" style:mirror="none"/>
    </style:style>
    <style:style style:name="Mpr1" style:family="presentation" style:parent-style-name="Title1-backgroundobjects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Title1-backgroundobjects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le1-backgroundobjects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2-backgroundobjects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2-backgroundobjects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2-backgroundobjects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2-backgroundobjects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le3-backgroundobjects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le3-backgroundobjects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1" style:family="presentation" style:parent-style-name="Title3-backgroundobjects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2" style:family="presentation" style:parent-style-name="Title3-backgroundobjects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margin-top="0cm" fo:margin-bottom="0cm" fo:text-indent="0cm" style:writing-mode="lr-tb" style:font-independent-line-spacing="true"/>
    </style:style>
    <style:style style:name="MP3" style:family="paragraph">
      <style:paragraph-properties fo:margin-left="0cm" fo:margin-right="0cm" fo:margin-top="0cm" fo:margin-bottom="0cm" fo:text-align="end" fo:text-indent="0cm" style:writing-mode="lr-tb" style:font-independent-line-spacing="true"/>
    </style:style>
    <style:style style:name="MP4" style:family="paragraph">
      <style:paragraph-properties fo:margin-left="0cm" fo:margin-right="0cm" fo:margin-top="0cm" fo:margin-bottom="0cm" fo:text-align="end" fo:text-indent="0cm" style:writing-mode="lr-tb"/>
    </style:style>
    <style:style style:name="MP5" style:family="paragraph">
      <style:paragraph-properties fo:text-align="center" style:writing-mode="lr-tb"/>
    </style:style>
    <style:style style:name="MP6" style:family="paragraph">
      <style:paragraph-properties fo:margin-left="0cm" fo:margin-right="0cm" fo:margin-top="0cm" fo:margin-bottom="0cm" fo:text-align="end" fo:text-indent="0cm"/>
    </style:style>
    <style:style style:name="MP7" style:family="paragraph">
      <style:paragraph-properties style:writing-mode="lr-tb" style:font-independent-line-spacing="true"/>
    </style:style>
    <style:style style:name="MP8" style:family="paragraph">
      <style:paragraph-properties fo:margin-left="0cm" fo:margin-right="0cm" fo:margin-top="0cm" fo:margin-bottom="0cm" fo:text-indent="0cm"/>
    </style:style>
    <style:style style:name="MT1" style:family="text">
      <style:text-properties fo:color="#000000" fo:font-size="12pt" fo:language="en" fo:country="US" style:font-size-asian="12pt" style:font-size-complex="12pt"/>
    </style:style>
    <style:style style:name="MT2" style:family="text">
      <style:text-properties fo:font-size="9pt" fo:language="en" fo:country="GB" style:font-size-asian="9pt" style:font-size-complex="9pt"/>
    </style:style>
    <style:style style:name="MT3" style:family="text">
      <style:text-properties fo:font-size="9pt" fo:language="da" fo:country="DK" style:font-size-asian="9pt" style:font-size-complex="9pt"/>
    </style:style>
    <style:style style:name="MT4" style:family="text">
      <style:text-properties fo:font-size="8pt" fo:language="en" fo:country="GB" fo:font-weight="bold" style:font-size-asian="8pt" style:font-weight-asian="bold" style:font-size-complex="8pt" style:font-weight-complex="bold"/>
    </style:style>
    <style:style style:name="MT5" style:family="text">
      <style:text-properties fo:font-size="12pt" fo:language="da" fo:country="DK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Verdana1" fo:color="#000000" fo:font-size="100%"/>
      </text:list-level-style-bullet>
      <text:list-level-style-bullet text:level="3" text:bullet-char="•">
        <style:list-level-properties text:space-before="2.54cm"/>
        <style:text-properties style:font-name="Verdana1" fo:color="#000000" fo:font-size="100%"/>
      </text:list-level-style-bullet>
      <text:list-level-style-bullet text:level="4" text:bullet-char="•">
        <style:list-level-properties text:space-before="3.81cm"/>
        <style:text-properties style:font-name="Verdana1" fo:color="#000000" fo:font-size="100%"/>
      </text:list-level-style-bullet>
      <text:list-level-style-bullet text:level="5" text:bullet-char="•">
        <style:list-level-properties text:space-before="5.08cm"/>
        <style:text-properties style:font-name="Verdana1" fo:color="#000000" fo:font-size="100%"/>
      </text:list-level-style-bullet>
      <text:list-level-style-bullet text:level="6" text:bullet-char="•">
        <style:list-level-properties text:space-before="5.08cm"/>
        <style:text-properties style:font-name="Verdana1" fo:color="#000000" fo:font-size="100%"/>
      </text:list-level-style-bullet>
      <text:list-level-style-bullet text:level="7" text:bullet-char="•">
        <style:list-level-properties text:space-before="5.08cm"/>
        <style:text-properties style:font-name="Verdana1" fo:color="#000000" fo:font-size="100%"/>
      </text:list-level-style-bullet>
      <text:list-level-style-bullet text:level="8" text:bullet-char="•">
        <style:list-level-properties text:space-before="5.08cm"/>
        <style:text-properties style:font-name="Verdana1" fo:color="#000000" fo:font-size="100%"/>
      </text:list-level-style-bullet>
      <text:list-level-style-bullet text:level="9" text:bullet-char="•">
        <style:list-level-properties text:space-before="5.08cm"/>
        <style:text-properties style:font-name="Verdana1" fo:color="#000000" fo:font-size="100%"/>
      </text:list-level-style-bullet>
      <text:list-level-style-bullet text:level="10" text:bullet-char="•">
        <style:list-level-properties text:space-before="5.08cm"/>
        <style:text-properties style:font-name="Verdana1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3" draw:text-style-name="MP3" draw:layer="backgroundobjects" svg:width="8.255cm" svg:height="1.27cm" svg:x="10.79cm" svg:y="0cm" presentation:class="date-time">
        <draw:text-box>
          <text:p/>
        </draw:text-box>
      </draw:frame>
      <draw:frame draw:style-name="Mgr4" draw:text-style-name="MP2" draw:layer="backgroundobjects" svg:width="8.255cm" svg:height="1.27cm" svg:x="-0.001cm" svg:y="24.126cm" presentation:class="footer">
        <draw:text-box>
          <text:p/>
        </draw:text-box>
      </draw:frame>
      <draw:frame draw:style-name="Mgr5" draw:text-style-name="MP3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draw:frame presentation:style-name="Default-title" draw:layer="backgroundobjects" svg:width="21.59cm" svg:height="3.175cm" svg:x="1.693cm" svg:y="0.846cm" presentation:class="title" presentation:placeholder="true">
        <draw:text-box/>
      </draw:frame>
      <draw:frame presentation:style-name="Default-outline1" draw:layer="backgroundobjects" svg:width="21.59cm" svg:height="12.682cm" svg:x="1.693cm" svg:y="4.445cm" presentation:class="outline" presentation:placeholder="true">
        <draw:text-box/>
      </draw:frame>
      <draw:frame draw:name="Picture 9" draw:style-name="Mgr6" draw:text-style-name="MP5" draw:layer="backgroundobjects" svg:width="1.331cm" svg:height="1.482cm" svg:x="22.975cm" svg:y="0.776cm">
        <draw:image xlink:href="Pictures/1000000000000217000000807F199900.jpg" xlink:type="simple" xlink:show="embed" xlink:actuate="onLoad">
          <text:p/>
        </draw:image>
        <svg:desc>DTU-DK-A1</svg:desc>
      </draw:frame>
      <draw:custom-shape draw:name="Rectangle 11" draw:style-name="Mgr7" draw:text-style-name="MP7" draw:layer="backgroundobjects" svg:width="2.121cm" svg:height="0.846cm" svg:x="21.162cm" svg:y="17.992cm">
        <text:list text:style-name="ML1">
          <text:list-header>
            <text:p text:style-name="MP6"><text:span text:style-name="MT2">17/04/2008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name="Rectangle 12" draw:style-name="Mgr7" draw:text-style-name="MP7" draw:layer="backgroundobjects" svg:width="7.616cm" svg:height="0.846cm" svg:x="13.335cm" svg:y="17.992cm">
        <text:list text:style-name="ML1">
          <text:list-header>
            <text:p text:style-name="MP6"><text:span text:style-name="MT3">Presentation name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name="Rectangle 13" draw:style-name="Mgr8" draw:text-style-name="MP7" draw:layer="backgroundobjects" svg:width="0.847cm" svg:height="0.846cm" svg:x="1.693cm" svg:y="17.992cm">
        <text:list text:style-name="ML1">
          <text:list-header>
            <text:p text:style-name="MP8"><text:span text:style-name="MT3"><text:page-number>&lt;number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name="Rectangle 14" draw:style-name="Mgr8" draw:text-style-name="MP7" draw:layer="backgroundobjects" svg:width="10.257cm" svg:height="0.846cm" svg:x="2.747cm" svg:y="17.992cm">
        <text:list text:style-name="ML1">
          <text:list-header>
            <text:p text:style-name="MP8"><text:span text:style-name="MT4">DTU Compute, Technical University of Denmark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3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  <draw:frame draw:style-name="Mgr4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5" draw:text-style-name="MP3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4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1.59cm" svg:height="3.175cm" svg:x="1.693cm" svg:y="0.846cm" presentation:class="title" presentation:placeholder="true">
        <draw:text-box/>
      </draw:frame>
      <draw:frame presentation:style-name="Title1-outline1" draw:layer="backgroundobjects" svg:width="21.59cm" svg:height="12.682cm" svg:x="1.693cm" svg:y="4.445cm" presentation:class="outline" presentation:placeholder="true">
        <draw:text-box/>
      </draw:frame>
      <draw:frame draw:name="Picture 7" draw:style-name="Mgr6" draw:text-style-name="MP5" draw:layer="backgroundobjects" svg:width="1.331cm" svg:height="1.482cm" svg:x="22.975cm" svg:y="0.776cm">
        <draw:image xlink:href="Pictures/1000000000000217000000807F199900.jpg" xlink:type="simple" xlink:show="embed" xlink:actuate="onLoad">
          <text:p/>
        </draw:image>
        <svg:desc>DTU-DK-A1</svg:desc>
      </draw:frame>
      <draw:custom-shape draw:name="Rectangle 10" draw:style-name="Mgr7" draw:text-style-name="MP7" draw:layer="backgroundobjects" svg:width="2.121cm" svg:height="0.846cm" svg:x="21.162cm" svg:y="17.992cm">
        <text:list text:style-name="ML1">
          <text:list-header>
            <text:p text:style-name="MP6"><text:span text:style-name="MT2">17/04/2008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name="Rectangle 11" draw:style-name="Mgr7" draw:text-style-name="MP7" draw:layer="backgroundobjects" svg:width="7.616cm" svg:height="0.846cm" svg:x="13.335cm" svg:y="17.992cm">
        <text:list text:style-name="ML1">
          <text:list-header>
            <text:p text:style-name="MP6"><text:span text:style-name="MT3">Presentation name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name="Rectangle 12" draw:style-name="Mgr8" draw:text-style-name="MP7" draw:layer="backgroundobjects" svg:width="0.847cm" svg:height="0.846cm" svg:x="1.693cm" svg:y="17.992cm">
        <text:list text:style-name="ML1">
          <text:list-header>
            <text:p text:style-name="MP8"><text:span text:style-name="MT3"><text:page-number>&lt;number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name="Rectangle 13" draw:style-name="Mgr8" draw:text-style-name="MP7" draw:layer="backgroundobjects" svg:width="10.257cm" svg:height="0.846cm" svg:x="2.747cm" svg:y="17.992cm">
        <text:list text:style-name="ML1">
          <text:list-header>
            <text:p text:style-name="MP8"><text:span text:style-name="MT4">DTU Informatics, Technical University of Denmark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2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3.97cm" svg:height="11.43cm" svg:x="2.54cm" svg:y="12.065cm" presentation:class="notes" presentation:placeholder="true">
          <draw:text-box/>
        </draw:frame>
        <draw:frame presentation:style-name="Mpr3" draw:text-style-name="MP2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4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frame draw:name="Picture 10" draw:style-name="Mgr6" draw:text-style-name="MP5" draw:layer="backgroundobjects" svg:width="1.331cm" svg:height="1.482cm" svg:x="22.975cm" svg:y="0.776cm">
        <draw:image xlink:href="Pictures/1000000000000217000000807F199900.jpg" xlink:type="simple" xlink:show="embed" xlink:actuate="onLoad">
          <text:p/>
        </draw:image>
        <svg:desc>DTU-DK-A1</svg:desc>
      </draw:frame>
      <draw:frame draw:name="Picture 12" draw:style-name="Mgr9" draw:text-style-name="MP5" draw:layer="backgroundobjects" svg:width="13.088cm" svg:height="6.495cm" svg:x="12.312cm" svg:y="11.642cm">
        <draw:image xlink:href="Pictures/10000201000005FB000002331A3E4B6F.png" xlink:type="simple" xlink:show="embed" xlink:actuate="onLoad">
          <text:p/>
        </draw:image>
        <svg:desc>DTU frise RGB</svg:desc>
      </draw:frame>
      <draw:frame draw:name="Picture 10" draw:style-name="Mgr10" draw:text-style-name="MP5" draw:layer="backgroundobjects" svg:width="14.777cm" svg:height="1.751cm" svg:x="1.698cm" svg:y="16.748cm">
        <draw:image xlink:href="Pictures/10000000000004FD00000097703599E1.jpg" xlink:type="simple" xlink:show="embed" xlink:actuate="onLoad">
          <text:p/>
        </draw:image>
      </draw:frame>
      <draw:frame presentation:style-name="Title2-title" draw:layer="backgroundobjects" svg:width="21.59cm" svg:height="3.175cm" svg:x="1.693cm" svg:y="0.846cm" presentation:class="title" presentation:placeholder="true">
        <draw:text-box/>
      </draw:frame>
      <draw:frame presentation:style-name="Title2-outline1" draw:layer="backgroundobjects" svg:width="21.59cm" svg:height="12.682cm" svg:x="1.693cm" svg:y="4.445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5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6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2-title" draw:layer="backgroundobjects" svg:width="12.7cm" svg:height="9.525cm" svg:x="3.175cm" svg:y="1.904cm" presentation:class="page"/>
        <draw:frame presentation:style-name="Title2-notes" draw:layer="backgroundobjects" svg:width="13.97cm" svg:height="11.43cm" svg:x="2.54cm" svg:y="12.065cm" presentation:class="notes" presentation:placeholder="true">
          <draw:text-box/>
        </draw:frame>
        <draw:frame presentation:style-name="Mpr7" draw:text-style-name="MP2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8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frame draw:name="Picture 4" draw:style-name="Mgr6" draw:text-style-name="MP5" draw:layer="backgroundobjects" svg:width="1.331cm" svg:height="1.482cm" svg:x="22.975cm" svg:y="0.776cm">
        <draw:image xlink:href="Pictures/1000000000000217000000807F199900.jpg" xlink:type="simple" xlink:show="embed" xlink:actuate="onLoad">
          <text:p/>
        </draw:image>
        <svg:desc>DTU-DK-A1</svg:desc>
      </draw:frame>
      <draw:frame draw:name="Picture 5" draw:style-name="Mgr11" draw:text-style-name="MP5" draw:layer="backgroundobjects" svg:width="6.698cm" svg:height="10.724cm" svg:x="18.702cm" svg:y="8.326cm">
        <draw:image xlink:href="Pictures/10000000000002D00000021C20EE2B40.png" xlink:type="simple" xlink:show="embed" xlink:actuate="onLoad">
          <text:p/>
        </draw:image>
        <svg:desc>76151902</svg:desc>
      </draw:frame>
      <draw:frame draw:name="Picture 6" draw:style-name="Mgr9" draw:text-style-name="MP5" draw:layer="backgroundobjects" svg:width="13.088cm" svg:height="6.496cm" svg:x="12.312cm" svg:y="8.678cm">
        <draw:image xlink:href="Pictures/10000201000005FB000002331A3E4B6F.png" xlink:type="simple" xlink:show="embed" xlink:actuate="onLoad">
          <text:p/>
        </draw:image>
        <svg:desc>DTU frise RGB</svg:desc>
      </draw:frame>
      <draw:frame presentation:style-name="Title3-title" draw:layer="backgroundobjects" svg:width="21.59cm" svg:height="3.175cm" svg:x="1.693cm" svg:y="0.846cm" presentation:class="title" presentation:placeholder="true">
        <draw:text-box/>
      </draw:frame>
      <draw:frame presentation:style-name="Title3-outline1" draw:layer="backgroundobjects" svg:width="21.59cm" svg:height="12.682cm" svg:x="1.693cm" svg:y="4.445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9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0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3-title" draw:layer="backgroundobjects" svg:width="12.7cm" svg:height="9.525cm" svg:x="3.175cm" svg:y="1.904cm" presentation:class="page"/>
        <draw:frame presentation:style-name="Title3-notes" draw:layer="backgroundobjects" svg:width="13.97cm" svg:height="11.43cm" svg:x="2.54cm" svg:y="12.065cm" presentation:class="notes" presentation:placeholder="true">
          <draw:text-box/>
        </draw:frame>
        <draw:frame presentation:style-name="Mpr11" draw:text-style-name="MP2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12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5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s nummer 1</dc:title>
    <meta:creation-date>2015-09-24T12:19:37.334966228</meta:creation-date>
    <dc:date>2015-09-24T15:22:59.893993204</dc:date>
    <meta:editing-cycles>17</meta:editing-cycles>
    <meta:editing-duration>PT16M34S</meta:editing-duration>
    <meta:generator>LibreOffice/4.2.8.2$Linux_X86_64 LibreOffice_project/420m0$Build-2</meta:generator>
    <meta:document-statistic meta:object-count="79"/>
  </office:meta>
</office:document-meta>
</file>